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text-properties fo:color="#000000" style:font-name="Segoe UI1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7" style:family="paragraph">
      <loext:graphic-properties draw:fill="none" draw:fill-color="#ffffff"/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8pt" fo:text-shadow="none" fo:font-weight="normal" style:font-size-asian="38pt" style:font-weight-asian="normal" style:font-size-complex="38pt" style:font-weight-complex="normal"/>
    </style:style>
    <style:style style:name="T4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5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Liberation Sans Narrow" fo:font-size="37pt" fo:text-shadow="none" fo:font-weight="normal" style:font-size-asian="37pt" style:font-weight-asian="normal" style:font-size-complex="37pt" style:font-weight-complex="normal"/>
    </style:style>
    <style:style style:name="T7" style:family="text"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T8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9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Segoe UI1" fo:font-size="26pt" fo:text-shadow="1pt 1pt" style:font-size-asian="26pt" style:font-size-complex="26pt"/>
    </style:style>
    <style:style style:name="T11" style:family="text">
      <style:text-properties fo:color="#ffffff" style:font-name="Segoe UI1" fo:font-size="16pt" fo:text-shadow="1pt 1pt" style:font-size-asian="16pt" style:font-size-complex="16pt"/>
    </style:style>
    <style:style style:name="T12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254cm">
          <draw:text-box>
            <text:p text:style-name="P1"><text:span text:style-name="T1">HYMN #769</text:span></text:p>
            <text:p text:style-name="P1"><text:span text:style-name="T2">“</text:span><text:span text:style-name="T2">Eternal Spirit of the Living Chris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892cm" svg:height="6.466cm" svg:x="1.524cm" svg:y="0.254cm">
          <draw:text-box>
            <text:p text:style-name="P4"><text:span text:style-name="T3">1. </text:span><text:span text:style-name="T4">Eternal Spirit of the living Christ,</text:span><text:span text:style-name="T4"><text:line-break/></text:span><text:span text:style-name="T4"> <text:s text:c="3"/>I know not how to ask or what to say;</text:span><text:span text:style-name="T4"><text:line-break/></text:span><text:span text:style-name="T4"> <text:s text:c="3"/>I only know my need, as deep as life,</text:span><text:span text:style-name="T4"><text:line-break/></text:span><text:span text:style-name="T4"> <text:s text:c="3"/>And only You can teach me how to pray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4.892cm" svg:height="6.263cm" svg:x="1.524cm" svg:y="0.254cm">
          <draw:text-box>
            <text:p text:style-name="P6"><text:span text:style-name="T6">2. </text:span><text:span text:style-name="T7">Come, pray in me the prayer I need this day;</text:span><text:span text:style-name="T7"><text:line-break/></text:span><text:span text:style-name="T7"> <text:s text:c="3"/>Help me to see Your purpose and Your will—</text:span><text:span text:style-name="T7"><text:line-break/></text:span><text:span text:style-name="T7"> <text:s text:c="3"/>Where I have failed, what I have done amiss;</text:span><text:span text:style-name="T7"><text:line-break/></text:span><text:span text:style-name="T7"> <text:s text:c="3"/>Held in forgiving love, let me be st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10" draw:layer="layout" svg:width="25.654cm" svg:height="13.794cm" svg:x="1.524cm" svg:y="0.254cm">
          <draw:text-box>
            <text:p text:style-name="P8"><text:span text:style-name="T8">3. </text:span><text:span text:style-name="T8"><text:tab/></text:span><text:span text:style-name="T9">Come with the strength I lack, bring vision clear</text:span><text:span text:style-name="T9"><text:line-break/></text:span><text:span text:style-name="T9"> <text:s text:c="3"/>Of human need; O give me eyes to see</text:span><text:span text:style-name="T9"><text:line-break/></text:span><text:span text:style-name="T9"> <text:s text:c="3"/>Fulfillment of my life in love outpoured,</text:span><text:span text:style-name="T9"><text:line-break/></text:span><text:span text:style-name="T9"> <text:s text:c="3"/>My life in You, O Christ; Your love in me.</text:span></text:p>
            <text:p text:style-name="P9"><text:span text:style-name="T10"><text:line-break/></text:span><text:span text:style-name="T10"/></text:p>
            <text:p text:style-name="P9"><text:span text:style-name="T11"/></text:p>
            <text:p text:style-name="P9"><text:span text:style-name="T11"/></text:p>
            <text:p text:style-name="P9"><text:span text:style-name="T12">© 1974 The Hymn Society; admin.</text:span></text:p>
            <text:p text:style-name="P9"><text:span text:style-name="T12">Hope Publishing Co.</text:span></text:p>
            <text:p text:style-name="P9"><text:span text:style-name="T12">Used by permission: LSB Hymn License</text:span></text:p>
            <text:p text:style-name="P9"><text:span text:style-name="T12">.NET, no. 10001103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3:25:20.899000000</meta:creation-date>
    <dc:title>Hymn template</dc:title>
    <meta:editing-duration>PT9M42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6T22:40:09.097000000</dc:date>
    <meta:document-statistic meta:object-count="81"/>
    <meta:template xlink:type="simple" xlink:actuate="onRequest" xlink:title="Hymn template" xlink:href="../../AppData/Roaming/LibreOffice/4/user/template/Worship%20Templsates/Hymn%20template.otp" meta:date="2015-05-22T13:25:20.634000000"/>
  </office:meta>
</office:document-meta>
</file>